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b2b2b2"/>
    </style:style>
    <style:style style:name="ce3" style:family="table-cell" style:parent-style-name="Default" style:data-style-name="N99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3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B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C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07:47:44.8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6-07T19:42:53.924000000</dc:date>
    <meta:editing-duration>P3DT3H52M11S</meta:editing-duration>
    <meta:editing-cycles>90</meta:editing-cycles>
    <meta:generator>LibreOffice/5.4.1.2$Windows_X86_64 LibreOffice_project/ea7cb86e6eeb2bf3a5af73a8f7777ac570321527</meta:generator>
    <meta:document-statistic meta:table-count="5" meta:cell-count="453" meta:object-count="0"/>
  </office:meta>
</office:document-meta>
</file>